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5500000250340CFF47B6C7D693.png" manifest:media-type="image/png"/>
  <manifest:file-entry manifest:full-path="Pictures/100000010000054F0000027792CB31BB48DA3A3D.png" manifest:media-type="image/png"/>
  <manifest:file-entry manifest:full-path="Pictures/1000000100000552000002879722DE1E563AF8F1.png" manifest:media-type="image/png"/>
  <manifest:file-entry manifest:full-path="Pictures/1000000100000556000002860B2873A5502159CD.png" manifest:media-type="image/png"/>
  <manifest:file-entry manifest:full-path="Pictures/100000010000054E0000028E25FCABC8FA2ABA94.png" manifest:media-type="image/png"/>
  <manifest:file-entry manifest:full-path="Pictures/10000001000005530000028C28F823DDEBBD53E0.png" manifest:media-type="image/png"/>
  <manifest:file-entry manifest:full-path="Pictures/10000001000005500000028EB1A5DE5D6D7FF1F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ff" draw:textarea-horizontal-align="justify" draw:textarea-vertical-align="middle" draw:auto-grow-height="false" fo:min-height="3.918cm" fo:min-width="5.982cm" fo:wrap-option="wrap"/>
      <style:paragraph-properties style:writing-mode="lr-tb"/>
    </style:style>
    <style:style style:name="gr4" style:family="graphic" style:parent-style-name="standard">
      <style:graphic-properties draw:fill-color="#ffffff" draw:textarea-horizontal-align="justify" draw:textarea-vertical-align="middle" draw:auto-grow-height="false" fo:min-height="3.454cm" fo:min-width="5.056cm" fo:wrap-option="wrap"/>
      <style:paragraph-properties style:writing-mode="lr-tb"/>
    </style:style>
    <style:style style:name="gr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draw:textarea-vertical-align="top" fo:min-height="9.134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outline1">
      <style:graphic-properties fo:min-height="8.884cm"/>
      <style:paragraph-properties style:writing-mode="lr-tb"/>
    </style:style>
    <style:style style:name="P1" style:family="paragraph">
      <style:paragraph-properties fo:text-align="start"/>
    </style:style>
    <style:style style:name="P2" style:family="paragraph">
      <style:paragraph-properties fo:text-align="start"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style:writing-mode="lr-tb"/>
      <style:text-properties fo:font-weight="bold" style:font-weight-asian="bold" style:font-weight-complex="bold"/>
    </style:style>
    <style:style style:name="P6" style:family="paragraph">
      <style:paragraph-properties style:writing-mode="lr-tb"/>
    </style:style>
    <style:style style:name="P7" style:family="paragraph">
      <style:paragraph-properties fo:margin-top="0.5cm" fo:margin-bottom="0cm"/>
    </style:style>
    <style:style style:name="P8" style:family="paragraph">
      <style:paragraph-properties fo:text-align="center" style:writing-mode="lr-tb"/>
    </style:style>
    <style:style style:name="P9" style:family="paragraph">
      <loext:graphic-properties draw:fill-color="#ffffff"/>
      <style:paragraph-properties fo:text-align="center" style:writing-mode="lr-tb"/>
    </style:style>
    <style:style style:name="P10" style:family="paragraph">
      <style:paragraph-properties fo:text-align="center" style:writing-mode="lr-tb"/>
      <style:text-properties style:font-size-asian="18pt"/>
    </style:style>
    <style:style style:name="P11" style:family="paragraph">
      <loext:graphic-properties draw:fill-color="#ffffff"/>
      <style:paragraph-properties fo:text-align="center" style:writing-mode="lr-tb"/>
      <style:text-properties style:font-size-asian="18pt"/>
    </style:style>
    <style:style style:name="P12" style:family="paragraph">
      <loext:graphic-properties draw:fill-color="#ffffff"/>
      <style:paragraph-properties style:writing-mode="lr-tb"/>
      <style:text-properties style:font-size-asian="20pt"/>
    </style:style>
    <style:style style:name="P13" style:family="paragraph">
      <style:paragraph-properties style:writing-mode="lr-tb"/>
      <style:text-properties fo:color="#000000" loext:opacity="100%" fo:font-weight="bold" style:font-weight-asian="bold" style:font-weight-complex="bold"/>
    </style:style>
    <style:style style:name="P1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font-size="28pt" fo:font-weight="normal" style:font-size-asian="28pt" style:font-weight-asian="normal" style:font-size-complex="28pt" style:font-weight-complex="normal"/>
    </style:style>
    <style:style style:name="T4" style:family="text">
      <style:text-properties fo:font-size="32pt" fo:font-weight="bold" style:font-size-asian="32pt" style:font-weight-asian="bold" style:font-size-complex="32pt" style:font-weight-complex="bold"/>
    </style:style>
    <style:style style:name="T5" style:family="text">
      <style:text-properties fo:color="#2a6099" loext:opacity="100%" fo:font-size="26pt" style:font-size-asian="26pt" style:font-size-complex="26pt"/>
    </style:style>
    <style:style style:name="T6" style:family="text">
      <style:text-properties fo:font-size="26pt" fo:font-weight="normal" style:font-size-asian="26pt" style:font-weight-asian="normal" style:font-size-complex="26pt" style:font-weight-complex="normal"/>
    </style:style>
    <style:style style:name="T7" style:family="text">
      <style:text-properties fo:font-size="32pt" style:font-size-asian="32pt" style:font-size-complex="32pt"/>
    </style:style>
    <style:style style:name="T8" style:family="text">
      <style:text-properties fo:color="#2a6099" loext:opacity="100%" fo:font-size="28pt" fo:font-weight="normal" style:font-size-asian="28pt" style:font-weight-asian="normal" style:font-size-complex="28pt" style:font-weight-complex="normal"/>
    </style:style>
    <style:style style:name="T9" style:family="text">
      <style:text-properties fo:font-weight="normal" style:font-weight-asian="normal" style:font-weight-complex="normal"/>
    </style:style>
    <style:style style:name="T10" style:family="text">
      <style:text-properties style:font-size-asian="18pt"/>
    </style:style>
    <style:style style:name="T11" style:family="text">
      <style:text-properties fo:color="#2a6099" loext:opacity="100%" fo:font-size="26pt" fo:font-weight="normal" style:font-size-asian="26pt" style:font-weight-asian="normal" style:font-size-complex="26pt" style:font-weight-complex="normal"/>
    </style:style>
    <style:style style:name="T12" style:family="text">
      <style:text-properties fo:color="#000000" loext:opacity="100%" fo:font-size="28pt" fo:font-weight="normal" style:font-size-asian="28pt" style:font-weight-asian="normal" style:font-size-complex="28pt" style:font-weight-complex="normal"/>
    </style:style>
    <style:style style:name="T1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2.629cm" svg:x="1.4cm" svg:y="0.628cm" presentation:class="title" presentation:user-transformed="true">
          <draw:text-box>
            <text:p text:style-name="P1"><text:s/>非機能要件</text:p>
          </draw:text-box>
        </draw:frame>
        <draw:frame presentation:style-name="pr2" draw:text-style-name="P3" draw:layer="layout" svg:width="25.199cm" svg:height="9.134cm" svg:x="1.301cm" svg:y="3.866cm" presentation:class="subtitle" presentation:user-transformed="true">
          <draw:text-box>
            <text:p text:style-name="P1">・<text:span text:style-name="T1">完了したタスクの表示・表彰</text:span></text:p>
            <text:p text:style-name="P1">　<text:span text:style-name="T2">完了したタスクのみを表示し、</text:span><text:span text:style-name="T2">1</text:span><text:span text:style-name="T2">ヶ月間のタスク達成率によってユーザーを表彰</text:span></text:p>
            <text:p/>
          </draw:text-box>
        </draw:frame>
        <draw:frame draw:style-name="gr1" draw:text-style-name="P4" draw:layer="layout" svg:width="24cm" svg:height="8cm" svg:x="2cm" svg:y="7.5cm">
          <draw:image xlink:href="Pictures/100000010000054F0000027792CB31BB48DA3A3D.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非機能要件</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タスクの並び替え</text:span></text:p>
                <text:p><text:span text:style-name="T3">タスク一覧画面から以下の並び替えが可能</text:span></text:p>
                <text:p><text:span text:style-name="T3">・完了期限が近い順</text:span></text:p>
                <text:p><text:span text:style-name="T3">・完了期限が遠い順</text:span></text:p>
                <text:p><text:span text:style-name="T3">・優先度順</text:span></text:p>
                <text:p><text:span text:style-name="T3">・登録日が新しい順</text:span></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presentation:user-transformed="true">
          <draw:text-box>
            <text:p text:style-name="P1"><text:s/>ログイン機能</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4">機能</text:span></text:p>
                <text:p><text:span text:style-name="T5">Todo</text:span><text:span text:style-name="T5">アプリのログインを行う</text:span></text:p>
              </text:list-item>
              <text:list-item>
                <text:p><text:span text:style-name="T4">ログインに必要な項目</text:span></text:p>
                <text:p><text:span text:style-name="T6">ユーザー</text:span><text:span text:style-name="T6">ID</text:span><text:span text:style-name="T6">（メールアドレス、半角英数字記号）</text:span></text:p>
                <text:p><text:span text:style-name="T6">パスワード（</text:span><text:span text:style-name="T6">4</text:span><text:span text:style-name="T6">文字以上</text:span><text:span text:style-name="T6">255</text:span><text:span text:style-name="T6">文字以下、半角英数字記号）</text:span></text:p>
                <text:p><text:span text:style-name="T7"/></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ログイン機能</text:p>
          </draw:text-box>
        </draw:frame>
        <draw:frame presentation:style-name="pr4" draw:text-style-name="P5" draw:layer="layout" svg:width="25.199cm" svg:height="9.134cm" svg:x="1.4cm" svg:y="3.685cm" presentation:class="outline">
          <draw:text-box>
            <text:list text:style-name="L2">
              <text:list-item>
                <text:p><text:span text:style-name="T1">エラー判定（ユーザー</text:span><text:span text:style-name="T1">ID)</text:span></text:p>
                <text:p text:style-name="P7"><text:span text:style-name="T8">データベースに登録されているユーザー</text:span><text:span text:style-name="T8">ID</text:span><text:span text:style-name="T8">であるか</text:span></text:p>
                <text:p><text:span text:style-name="T3">テキストボックスに入力されているか</text:span></text:p>
                <text:p><text:span text:style-name="T3">メールアドレスであるか</text:span></text:p>
                <text:p><text:span text:style-name="T3">文字数が</text:span><text:span text:style-name="T3">255</text:span><text:span text:style-name="T3">文字以下であるか</text:span></text:p>
                <text:p><text:span text:style-name="T3">半角英数字記号を使用しているか</text:span></text:p>
                <text:p><text:span text:style-name="T8"/></text:p>
                <text:p><text:span text:style-name="T3"/></text:p>
                <text:p><text:span text:style-name="T9"/></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ログイン機能</text:p>
          </draw:text-box>
        </draw:frame>
        <draw:frame presentation:style-name="pr4" draw:text-style-name="P5" draw:layer="layout" svg:width="25.199cm" svg:height="9.134cm" svg:x="1.4cm" svg:y="3.685cm" presentation:class="outline">
          <draw:text-box>
            <text:list text:style-name="L2">
              <text:list-item>
                <text:p><text:span text:style-name="T1">エラー判定（パスワード</text:span><text:span text:style-name="T1">)</text:span></text:p>
                <text:p text:style-name="P7"><text:span text:style-name="T8">データベースに登録されているパスワードであるか</text:span></text:p>
                <text:p><text:span text:style-name="T3">テキストボックスに入力されているか</text:span></text:p>
                <text:p><text:span text:style-name="T3">文字数が</text:span><text:span text:style-name="T3">4</text:span><text:span text:style-name="T3">文字以上であるか</text:span></text:p>
                <text:p><text:span text:style-name="T3">文字数が</text:span><text:span text:style-name="T3">255</text:span><text:span text:style-name="T3">文字以下であるか</text:span></text:p>
                <text:p><text:span text:style-name="T3">半角英数字記号を使用しているか</text:span></text:p>
                <text:p><text:span text:style-name="T8"/></text:p>
                <text:p><text:span text:style-name="T3"/></text:p>
                <text:p><text:span text:style-name="T9"/></text:p>
              </text:list-item>
            </text:list>
          </draw:text-box>
        </draw:frame>
        <presentation:notes draw:style-name="dp2">
          <draw:page-thumbnail draw:style-name="gr2"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presentation:user-transformed="true">
          <draw:text-box>
            <text:p text:style-name="P1"><text:s/>ログイン画面</text:p>
          </draw:text-box>
        </draw:frame>
        <draw:frame presentation:style-name="pr4" draw:text-style-name="P6" draw:layer="layout" svg:width="25.199cm" svg:height="9.134cm" svg:x="1.4cm" svg:y="3.685cm" presentation:class="outline">
          <draw:text-box>
            <text:list text:style-name="L2">
              <text:list-item>
                <text:p><text:span text:style-name="T1">実際のログイン画面</text:span></text:p>
                <text:p><text:span text:style-name="T1"/></text:p>
              </text:list-item>
            </text:list>
          </draw:text-box>
        </draw:frame>
        <draw:frame draw:style-name="gr1" draw:text-style-name="P4" draw:layer="layout" svg:width="20.4cm" svg:height="10.154cm" svg:x="2.5cm" svg:y="4.846cm">
          <draw:image xlink:href="Pictures/1000000100000552000002879722DE1E563AF8F1.png" xlink:type="simple" xlink:show="embed" xlink:actuate="onLoad" draw:mime-type="image/png">
            <text:p/>
          </draw:image>
        </draw:frame>
        <draw:custom-shape draw:style-name="gr3" draw:text-style-name="P9" draw:layer="layout" svg:width="7cm" svg:height="4.5cm" svg:x="18.5cm" svg:y="4cm">
          <text:p text:style-name="P8">DBに登録されているユーザーIDとパスワード</text:p>
          <draw:enhanced-geometry svg:viewBox="0 0 21600 21600" draw:text-areas="800 800 20800 20800" draw:type="round-rectangular-callout" draw:modifiers="-9437.85173546636 22195.06776271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presentation:user-transformed="true">
          <draw:text-box>
            <text:p text:style-name="P1"><text:s/>ログイン画面</text:p>
          </draw:text-box>
        </draw:frame>
        <draw:frame presentation:style-name="pr4" draw:text-style-name="P6" draw:layer="layout" svg:width="25.199cm" svg:height="9.134cm" svg:x="1.4cm" svg:y="3.685cm" presentation:class="outline">
          <draw:text-box>
            <text:list text:style-name="L2">
              <text:list-header>
                <text:p><text:span text:style-name="T1"/></text:p>
                <text:p><text:span text:style-name="T1"/></text:p>
              </text:list-header>
            </text:list>
          </draw:text-box>
        </draw:frame>
        <draw:frame draw:style-name="gr1" draw:text-style-name="P4" draw:layer="layout" svg:width="24.5cm" svg:height="11.625cm" svg:x="2cm" svg:y="3cm">
          <draw:image xlink:href="Pictures/100000010000055500000250340CFF47B6C7D693.png" xlink:type="simple" xlink:show="embed" xlink:actuate="onLoad" draw:mime-type="image/png">
            <text:p/>
          </draw:image>
        </draw:frame>
        <draw:custom-shape draw:style-name="gr4" draw:text-style-name="P11" draw:layer="layout" svg:width="6cm" svg:height="4cm" svg:x="19.5cm" svg:y="1cm">
          <text:p text:style-name="P10"><text:span text:style-name="T10">ログインが完了し、タスク一覧画面へ</text:span></text:p>
          <draw:enhanced-geometry svg:viewBox="0 0 21600 21600" draw:text-areas="800 800 20800 20800" draw:type="round-rectangular-callout" draw:modifiers="-8206.63222796201 18474.18145463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9.798cm" svg:height="11.136cm" svg:x="0.6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新規登録機能</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機能</text:span></text:p>
                <text:p><text:span text:style-name="T8">Todo</text:span><text:span text:style-name="T8">アプリを初めて利用する際にログイン情報の登録を行う</text:span></text:p>
              </text:list-item>
              <text:list-item>
                <text:p><text:span text:style-name="T4">新規登録に必要な項目</text:span></text:p>
                <text:p text:style-name="P7"><text:span text:style-name="T6">ユーザー</text:span><text:span text:style-name="T6">ID</text:span><text:span text:style-name="T6">（メールアドレス、半角英数字記号）</text:span></text:p>
                <text:p text:style-name="P7"><text:span text:style-name="T6">パスワード（</text:span><text:span text:style-name="T6">4</text:span><text:span text:style-name="T6">文字以上</text:span><text:span text:style-name="T6">255</text:span><text:span text:style-name="T6">文字以下、半角英数字記号）</text:span></text:p>
                <text:p text:style-name="P7"><text:span text:style-name="T4"/></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新規登録機能</text:p>
          </draw:text-box>
        </draw:frame>
        <draw:frame presentation:style-name="pr4" draw:text-style-name="P5" draw:layer="layout" svg:width="25.199cm" svg:height="9.134cm" svg:x="1.301cm" svg:y="3.366cm" presentation:class="outline" presentation:user-transformed="true">
          <draw:text-box>
            <text:list text:style-name="L2">
              <text:list-item>
                <text:p><text:span text:style-name="T1">エラー判定（ユーザー</text:span><text:span text:style-name="T1">ID</text:span><text:span text:style-name="T1">）</text:span></text:p>
                <text:p text:style-name="P7"><text:span text:style-name="T11">まだデータベースに登録されていないユーザー</text:span><text:span text:style-name="T11">ID</text:span><text:span text:style-name="T11">であるか</text:span></text:p>
                <text:p><text:span text:style-name="T3">テキストボックスに入力されているか</text:span></text:p>
                <text:p><text:span text:style-name="T3">メールアドレスであるか</text:span></text:p>
                <text:p><text:span text:style-name="T3">文字数が</text:span><text:span text:style-name="T3">255</text:span><text:span text:style-name="T3">文字以下であるか</text:span></text:p>
                <text:p><text:span text:style-name="T3">半角英数字記号を使用しているか</text:span></text:p>
                <text:p><text:span text:style-name="T8"/></text:p>
                <text:p><text:span text:style-name="T3"/></text:p>
                <text:p><text:span text:style-name="T3"/></text:p>
                <text:p><text:span text:style-name="T3"/></text:p>
                <text:p text:style-name="P7"><text:span text:style-name="T4"/></text:p>
              </text:list-item>
            </text:list>
          </draw:text-box>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新規登録機能</text:p>
          </draw:text-box>
        </draw:frame>
        <draw:frame presentation:style-name="pr4" draw:text-style-name="P5" draw:layer="layout" svg:width="25.199cm" svg:height="9.134cm" svg:x="1.301cm" svg:y="3.366cm" presentation:class="outline" presentation:user-transformed="true">
          <draw:text-box>
            <text:list text:style-name="L2">
              <text:list-item>
                <text:p><text:span text:style-name="T1">エラー判定（パスワード）</text:span></text:p>
                <text:p><text:span text:style-name="T3">テキストボックスに入力されているか</text:span></text:p>
                <text:p><text:span text:style-name="T3">文字数が</text:span><text:span text:style-name="T3">4</text:span><text:span text:style-name="T3">文字以上であるか</text:span></text:p>
                <text:p><text:span text:style-name="T3">文字数が</text:span><text:span text:style-name="T3">255</text:span><text:span text:style-name="T3">文字以下であるか</text:span></text:p>
                <text:p><text:span text:style-name="T3">半角英数字記号を使用しているか</text:span></text:p>
                <text:p><text:span text:style-name="T8"/></text:p>
                <text:p><text:span text:style-name="T3"/></text:p>
                <text:p><text:span text:style-name="T3"/></text:p>
                <text:p><text:span text:style-name="T3"/></text:p>
                <text:p text:style-name="P7"><text:span text:style-name="T4"/></text:p>
              </text:list-item>
            </text:list>
          </draw:text-box>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presentation:user-transformed="true">
          <draw:text-box>
            <text:p text:style-name="P1"><text:s/>新規登録画面</text:p>
          </draw:text-box>
        </draw:frame>
        <draw:frame presentation:style-name="pr4" draw:text-style-name="P13" draw:layer="layout" svg:width="25.199cm" svg:height="9.134cm" svg:x="1.301cm" svg:y="3.257cm" presentation:class="outline" presentation:user-transformed="true">
          <draw:text-box>
            <text:list text:style-name="L2">
              <text:list-item>
                <text:p><text:span text:style-name="T1">実際の新規登録画面</text:span></text:p>
              </text:list-item>
            </text:list>
          </draw:text-box>
        </draw:frame>
        <draw:frame draw:style-name="gr1" draw:text-style-name="P4" draw:layer="layout" svg:width="21cm" svg:height="10.5cm" svg:x="2.5cm" svg:y="4.5cm">
          <draw:image xlink:href="Pictures/10000001000005530000028C28F823DDEBBD53E0.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タスク更新機能</text:p>
          </draw:text-box>
        </draw:frame>
        <draw:frame presentation:style-name="pr4" draw:text-style-name="P5" draw:layer="layout" svg:width="25.199cm" svg:height="9.134cm" svg:x="1.301cm" svg:y="3.257cm" presentation:class="outline" presentation:user-transformed="true">
          <draw:text-box>
            <text:list text:style-name="L2">
              <text:list-item>
                <text:p><text:span text:style-name="T4">機能</text:span></text:p>
                <text:p><text:span text:style-name="T8">登録されているタスクの内容を更新</text:span></text:p>
                <text:p><text:span text:style-name="T3">タスク更新画面では登録されたタスク内容が初期値として設定</text:span></text:p>
                <text:p><text:span text:style-name="T3">タスクの内容は</text:span><text:span text:style-name="T12">全て更新する必要はなく任意に更新可能</text:span></text:p>
                <text:p><text:span text:style-name="T4"/></text:p>
                <text:p><text:span text:style-name="T3"/></text:p>
                <text:p><text:span text:style-name="T8"/></text:p>
                <text:p><text:span text:style-name="T3"/></text:p>
                <text:p><text:span text:style-name="T3"/></text:p>
                <text:p><text:span text:style-name="T3"/></text:p>
                <text:p text:style-name="P7"><text:span text:style-name="T4"/></text:p>
              </text:list-item>
            </text:list>
          </draw:text-box>
        </draw:frame>
        <presentation:notes draw:style-name="dp2">
          <draw:page-thumbnail draw:style-name="gr2"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タスク更新画面</text:p>
          </draw:text-box>
        </draw:frame>
        <draw:frame presentation:style-name="pr4" draw:text-style-name="P5" draw:layer="layout" svg:width="25.199cm" svg:height="9.134cm" svg:x="1.301cm" svg:y="3.257cm" presentation:class="outline" presentation:user-transformed="true">
          <draw:text-box>
            <text:list text:style-name="L2">
              <text:list-item>
                <text:p><text:span text:style-name="T4">実際のタスク更新画面（更新前）</text:span></text:p>
                <text:p><text:span text:style-name="T8"/></text:p>
                <text:p><text:span text:style-name="T4"/></text:p>
                <text:p><text:span text:style-name="T3"/></text:p>
                <text:p><text:span text:style-name="T8"/></text:p>
                <text:p><text:span text:style-name="T3"/></text:p>
                <text:p><text:span text:style-name="T3"/></text:p>
                <text:p><text:span text:style-name="T3"/></text:p>
                <text:p text:style-name="P7"><text:span text:style-name="T4"/></text:p>
              </text:list-item>
            </text:list>
          </draw:text-box>
        </draw:frame>
        <draw:frame draw:style-name="gr1" draw:text-style-name="P4" draw:layer="layout" svg:width="22.673cm" svg:height="10.902cm" svg:x="2.327cm" svg:y="4.5cm">
          <draw:image xlink:href="Pictures/10000001000005500000028EB1A5DE5D6D7FF1F2.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タスク更新画面</text:p>
          </draw:text-box>
        </draw:frame>
        <draw:frame presentation:style-name="pr4" draw:text-style-name="P5" draw:layer="layout" svg:width="25.199cm" svg:height="9.134cm" svg:x="1.301cm" svg:y="3.257cm" presentation:class="outline" presentation:user-transformed="true">
          <draw:text-box>
            <text:list text:style-name="L2">
              <text:list-item>
                <text:p><text:span text:style-name="T4">実際のタスク更新画面（更新中）</text:span></text:p>
                <text:p><text:span text:style-name="T8"/></text:p>
                <text:p><text:span text:style-name="T4"/></text:p>
                <text:p><text:span text:style-name="T3"/></text:p>
                <text:p><text:span text:style-name="T8"/></text:p>
                <text:p><text:span text:style-name="T3"/></text:p>
                <text:p><text:span text:style-name="T3"/></text:p>
                <text:p><text:span text:style-name="T3"/></text:p>
                <text:p text:style-name="P7"><text:span text:style-name="T4"/></text:p>
              </text:list-item>
            </text:list>
          </draw:text-box>
        </draw:frame>
        <draw:frame draw:style-name="gr5" draw:text-style-name="P14" draw:layer="layout" svg:width="22.999cm" svg:height="10.834cm" svg:x="2cm" svg:y="4.666cm">
          <draw:image xlink:href="Pictures/100000010000054E0000028E25FCABC8FA2ABA94.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タスク更新画面</text:p>
          </draw:text-box>
        </draw:frame>
        <draw:frame presentation:style-name="pr4" draw:text-style-name="P5" draw:layer="layout" svg:width="25.199cm" svg:height="9.134cm" svg:x="1.301cm" svg:y="3.257cm" presentation:class="outline" presentation:user-transformed="true">
          <draw:text-box>
            <text:list text:style-name="L2">
              <text:list-item>
                <text:p><text:span text:style-name="T4">実際のタスク更新画面（更新後）</text:span></text:p>
                <text:p><text:span text:style-name="T8"/></text:p>
                <text:p><text:span text:style-name="T4"/></text:p>
                <text:p><text:span text:style-name="T3"/></text:p>
                <text:p><text:span text:style-name="T8"/></text:p>
                <text:p><text:span text:style-name="T3"/></text:p>
                <text:p><text:span text:style-name="T3"/></text:p>
                <text:p><text:span text:style-name="T3"/></text:p>
                <text:p text:style-name="P7"><text:span text:style-name="T4"/></text:p>
              </text:list-item>
            </text:list>
          </draw:text-box>
        </draw:frame>
        <draw:frame draw:style-name="gr5" draw:text-style-name="P14" draw:layer="layout" svg:width="23.5cm" svg:height="10.639cm" svg:x="2cm" svg:y="4.5cm">
          <draw:image xlink:href="Pictures/1000000100000556000002860B2873A5502159CD.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draw:text-box>
            <text:p text:style-name="P1"><text:s/>タスク削除機能</text:p>
          </draw:text-box>
        </draw:frame>
        <draw:frame presentation:style-name="pr4" draw:text-style-name="P5" draw:layer="layout" svg:width="25.199cm" svg:height="9.134cm" svg:x="1.301cm" svg:y="3.257cm" presentation:class="outline" presentation:user-transformed="true">
          <draw:text-box>
            <text:list text:style-name="L2">
              <text:list-item>
                <text:p><text:span text:style-name="T4">機能</text:span></text:p>
                <text:p><text:span text:style-name="T8">登録されているタスクを削除</text:span></text:p>
                <text:p><text:span text:style-name="T12">タスク削除後はタスク一覧画面に遷移</text:span></text:p>
                <text:p><text:span text:style-name="T12"/></text:p>
                <text:p><text:span text:style-name="T4"/></text:p>
                <text:p><text:span text:style-name="T3"/></text:p>
                <text:p><text:span text:style-name="T8"/></text:p>
                <text:p><text:span text:style-name="T3"/></text:p>
                <text:p><text:span text:style-name="T3"/></text:p>
                <text:p><text:span text:style-name="T3"/></text:p>
                <text:p text:style-name="P7"><text:span text:style-name="T4"/></text:p>
              </text:list-item>
            </text:list>
          </draw:text-box>
        </draw:frame>
        <presentation:notes draw:style-name="dp2">
          <draw:page-thumbnail draw:style-name="gr2"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 draw:text-style-name="P2" draw:layer="layout" svg:width="25.199cm" svg:height="2.629cm" svg:x="1.4cm" svg:y="0.628cm" presentation:class="title" presentation:user-transformed="true">
          <draw:text-box>
            <text:p text:style-name="P1"><text:s/><text:span text:style-name="T13">インターンシップを通じて</text:span><text:span text:style-name="T13">(</text:span><text:span text:style-name="T13">高田真季）</text:span></text:p>
          </draw:text-box>
        </draw:frame>
        <draw:frame presentation:style-name="pr4" draw:text-style-name="P5" draw:layer="layout" svg:width="25.199cm" svg:height="9.134cm" svg:x="1.5cm" svg:y="3.685cm" presentation:class="outline" presentation:user-transformed="true">
          <draw:text-box>
            <text:list text:style-name="L2">
              <text:list-item>
                <text:p><text:span text:style-name="T1">学んだこと</text:span></text:p>
                <text:p><text:span text:style-name="T3">・要件定義や設計作業を正確・詳細に定義することが</text:span></text:p>
                <text:p><text:span text:style-name="T3">後々の開発作業だけでなくプロジェクト全体の成功につながること。</text:span></text:p>
                <text:p><text:span text:style-name="T3">・分からないことや出来ないことがあった時、何が分かっていないのかを正しく把握し、闇雲に調べるのではなく効率よく調査を進めることが大切であること。</text:span></text:p>
                <text:p><text:span text:style-name="T3">・顧客との打ち合わせやチーム開発などで多くの人と</text:span></text:p>
                <text:p><text:span text:style-name="T3">コミュニケーションをとる機会が想像よりも多いことを実感。</text:span></text:p>
              </text:list-item>
            </text:list>
          </draw:text-box>
        </draw:frame>
        <presentation:notes draw:style-name="dp2">
          <draw:page-thumbnail draw:style-name="gr2"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9-02T14:21:07.115000000</dc:date>
    <meta:editing-duration>PT4H16M53S</meta:editing-duration>
    <meta:editing-cycles>40</meta:editing-cycles>
    <meta:generator>LibreOffice/7.3.5.2$Windows_X86_64 LibreOffice_project/184fe81b8c8c30d8b5082578aee2fed2ea847c01</meta:generator>
    <meta:document-statistic meta:object-count="98"/>
  </office:meta>
</office:document-meta>
</file>